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text-align="start" style:justify-single-word="false" fo:orphans="2" fo:widows="2"/>
    </style:style>
    <style:style style:name="P2" style:family="paragraph" style:parent-style-name="Text_20_body" style:list-style-name="L2">
      <style:paragraph-properties fo:text-align="start" style:justify-single-word="false" fo:orphans="2" fo:widows="2"/>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list-style-name="L3">
      <style:paragraph-properties fo:margin-left="0cm" fo:margin-right="0cm" fo:text-align="start" style:justify-single-word="false" fo:orphans="2" fo:widows="2" fo:text-indent="0cm" style:auto-text-indent="false"/>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Atkinson Hyperlegible" fo:font-size="12pt" fo:letter-spacing="normal" fo:font-style="normal" fo:font-weight="normal"/>
    </style:style>
    <style:style style:name="P6" style:family="paragraph" style:parent-style-name="Text_20_body" style:list-style-name="L1">
      <style:paragraph-properties fo:margin-top="0cm" fo:margin-bottom="0cm" loext:contextual-spacing="false" fo:text-align="start" style:justify-single-word="false" fo:orphans="2" fo:widows="2"/>
    </style:style>
    <style:style style:name="P7" style:family="paragraph" style:parent-style-name="Standard">
      <style:paragraph-properties fo:margin-left="0cm" fo:margin-right="0cm" fo:text-align="start" style:justify-single-word="false" fo:orphans="2" fo:widows="2" fo:text-indent="0cm" style:auto-text-indent="false"/>
    </style:style>
    <style:style style:name="P8"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style:font-name="Atkinson Hyperlegible" fo:letter-spacing="normal" fo:font-style="normal" fo:font-weight="bold"/>
    </style:style>
    <style:style style:name="P9" style:family="paragraph" style:parent-style-name="Preformatted_20_Text">
      <style:paragraph-properties fo:text-align="start" style:justify-single-word="false" fo:orphans="2" fo:widows="2"/>
      <style:text-properties fo:font-variant="normal" fo:text-transform="none" fo:color="#000000" style:font-name="Atkinson Hyperlegible" fo:font-size="12pt" fo:letter-spacing="normal" fo:font-style="normal" fo:font-weight="normal"/>
    </style:style>
    <style:style style:name="P10"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11" style:family="paragraph" style:parent-style-name="Preformatted_20_Text" style:list-style-name="L3">
      <style:paragraph-properties fo:text-align="start" style:justify-single-word="false" fo:orphans="2" fo:widows="2"/>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Atkinson Hyperlegible" fo:font-size="12pt" fo:letter-spacing="normal" fo:font-style="normal" fo:font-weight="normal"/>
    </style:style>
    <style:style style:name="P13" style:family="paragraph" style:parent-style-name="Preformatted_20_Text">
      <style:paragraph-properties fo:margin-left="0cm" fo:margin-right="0cm" fo:text-align="start" style:justify-single-word="false" fo:orphans="2" fo:widows="2" fo:text-indent="0cm" style:auto-text-indent="false"/>
    </style:style>
    <style:style style:name="P14"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style>
    <style:style style:name="P15"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letter-spacing="normal"/>
    </style:style>
    <style:style style:name="P16" style:family="paragraph" style:parent-style-name="Preformatted_20_Text">
      <style:paragraph-properties fo:margin-top="0cm" fo:margin-bottom="0.499cm" loext:contextual-spacing="false" fo:text-align="start" style:justify-single-word="false" fo:orphans="2" fo:widows="2"/>
    </style:style>
    <style:style style:name="P17" style:family="paragraph" style:parent-style-name="Preformatted_20_Text" style:list-style-name="L3">
      <style:paragraph-properties fo:margin-top="0cm" fo:margin-bottom="0.499cm" loext:contextual-spacing="false" fo:text-align="start" style:justify-single-word="false" fo:orphans="2" fo:widows="2"/>
    </style:style>
    <style:style style:name="P18" style:family="paragraph" style:parent-style-name="Heading_20_1">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843d" style:font-name="Atkinson Hyperlegible" fo:letter-spacing="normal" fo:font-style="normal" fo:font-weight="bold"/>
    </style:style>
    <style:style style:name="T1" style:family="text">
      <style:text-properties style:font-name="Atkinson Hyperlegible" fo:font-size="12pt" fo:font-style="normal" fo:font-weight="normal"/>
    </style:style>
    <style:style style:name="T2" style:family="text">
      <style:text-properties fo:font-variant="normal" fo:text-transform="none" fo:color="#00843d" style:font-name="Atkinson Hyperlegible"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00843d" fo:letter-spacing="normal" fo:font-style="normal" style:text-underline-style="solid" style:text-underline-width="auto" style:text-underline-color="font-color" fo:font-weight="normal"/>
    </style:style>
    <style:style style:name="T4" style:family="text">
      <style:text-properties fo:font-variant="normal" fo:text-transform="none" fo:color="#444444" style:font-name="Atkinson Hyperlegible" fo:font-size="12pt" fo:letter-spacing="normal" fo:font-style="normal" fo:font-weight="normal"/>
    </style:style>
    <style:style style:name="T5" style:family="text">
      <style:text-properties fo:font-variant="normal" fo:text-transform="none" fo:color="#2e2e2e" style:font-name="Atkinson Hyperlegible" fo:font-size="17.25pt" fo:letter-spacing="normal" fo:font-style="normal" fo:font-weight="bold"/>
    </style:style>
    <style:style style:name="T6" style:family="text">
      <style:text-properties fo:font-variant="normal" fo:text-transform="none" fo:color="#000000" style:font-name="Atkinson Hyperlegible" fo:font-size="12pt" fo:letter-spacing="normal" fo:font-style="normal" fo:font-weight="normal"/>
    </style:style>
    <style:style style:name="T7" style:family="text">
      <style:text-properties fo:font-variant="normal" fo:text-transform="none" fo:color="#000000" fo:letter-spacing="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bookmark text:name="nodeTitle"/>Tolerancia y escalabilidad: ReplicaSets</text:h>
      <text:p text:style-name="Standard"/>
      <text:p text:style-name="P3"><text:a xlink:type="simple" xlink:href="https://kubernetes.io/es/docs/concepts/workloads/controllers/replicaset/" text:style-name="Internet_20_link" text:visited-style-name="Visited_20_Internet_20_Link"><text:span text:style-name="T2">ReplicaSet</text:span></text:a><text:span text:style-name="T4"> es un recurso de Kubernetes que asegura que siempre se ejecuta un número de réplicas concreto de un Pod determinado. Por lo tanto, nos garantiza que un conjunto de Pods siempre están funcionando y disponibles proporcionándonos las siguientes características: </text:span><text:span text:style-name="Strong_20_Emphasis"><text:span text:style-name="T4">Tolerancia a fallos y Escalabilidad dinámica</text:span></text:span><text:span text:style-name="T4">.</text:span></text:p>
      <text:p text:style-name="P3"><text:span text:style-name="T4">Aunque en el módulo anterior estudiamos como gestionar el ciclo de vida de los Pods, en Kubernetes no vamos a trabajar directamente con Pods. Un recurso ReplicaSet controla un conjunto de Pods y es el responsable de que estos Pods siempre estén ejecutándose (</text:span><text:span text:style-name="Strong_20_Emphasis"><text:span text:style-name="T4">Tolerancia a fallos</text:span></text:span><text:span text:style-name="T4">) y de aumentar o disminuir las réplicas de dicho Pod (</text:span><text:span text:style-name="Strong_20_Emphasis"><text:span text:style-name="T4">Escalabilidad dinámica</text:span></text:span><text:span text:style-name="T4">). Estas réplicas de los Pods se ejecutarán en nodos distintos del cluster, aunque en nuestro caso al utilizar </text:span><text:span text:style-name="Source_20_Text"><text:span text:style-name="T4">minikube</text:span></text:span><text:span text:style-name="T4">, un cluster de un solo nodo, no vamos a poder apreciar como se reparte la ejecución de los Pods en varios nodos, todos los Pods se ejecutarán en la misma máquina.</text:span></text:p>
      <text:p text:style-name="P5">El ReplicaSet va a hacer todo lo posible para que el conjunto de Pods que controla siempre se estén ejecutando. Por ejemplo: si el nodo del cluster donde se están ejecutando una serie de Pods se apaga, el ReplicaSet crearía nuevos Pods en otro nodo para tener siempre ejecutando el número que hemos indicado. Si un Pod se para por cualquier problema, el ReplicaSet intentará que vuelva a ejecutarse para que siempre tengamos el número de Pods deseado.</text:p>
      <text:h text:style-name="P18" text:outline-level="1"><text:bookmark text:name="nodeTitle1"/>Describiendo un ReplicaSet</text:h>
      <text:p text:style-name="Standard"/>
      <text:p text:style-name="P3"><text:span text:style-name="T4">En este caso también vamos a definir el recurso de ReplicaSet en un fichero </text:span><text:a xlink:type="simple" xlink:href="https://educacionadistancia.juntadeandalucia.es/profesorado/pluginfile.php/1361108/mod_imscp/content/1/nginx-rs.yaml" text:style-name="Internet_20_link" text:visited-style-name="Visited_20_Internet_20_Link"><text:span text:style-name="Source_20_Text"><text:span text:style-name="T2">nginx-rs.yaml</text:span></text:span></text:a><text:span text:style-name="T4">, por ejemplo como este:</text:span></text:p>
      <text:p text:style-name="P12">apiVersion: apps/v1</text:p>
      <text:p text:style-name="P9">kind: ReplicaSet</text:p>
      <text:p text:style-name="P9">metadata:</text:p>
      <text:p text:style-name="P10"><text:s text:c="2"/><text:span text:style-name="T1">name: replicaset-nginx</text:span></text:p>
      <text:p text:style-name="P9">spec:</text:p>
      <text:p text:style-name="P10"><text:s text:c="2"/><text:span text:style-name="T1">replicas: 2</text:span></text:p>
      <text:p text:style-name="P10"><text:s text:c="2"/><text:span text:style-name="T1">selector:</text:span></text:p>
      <text:p text:style-name="P10"><text:s text:c="4"/><text:span text:style-name="T1">matchLabels:</text:span></text:p>
      <text:p text:style-name="P10"><text:s text:c="6"/><text:span text:style-name="T1">app: nginx</text:span></text:p>
      <text:p text:style-name="P10"><text:s text:c="2"/><text:span text:style-name="T1">template:</text:span></text:p>
      <text:p text:style-name="P10"><text:s text:c="4"/><text:span text:style-name="T1">metadata:</text:span></text:p>
      <text:p text:style-name="P10"><text:s text:c="6"/><text:span text:style-name="T1">labels:</text:span></text:p>
      <text:p text:style-name="P10"><text:s text:c="8"/><text:span text:style-name="T1">app: nginx</text:span></text:p>
      <text:p text:style-name="P10"><text:s text:c="4"/><text:span text:style-name="T1">spec:</text:span></text:p>
      <text:p text:style-name="P10"><text:s text:c="6"/><text:span text:style-name="T1">containers:</text:span></text:p>
      <text:p text:style-name="P10"><text:s text:c="8"/><text:span text:style-name="T1">- image: nginx</text:span></text:p>
      <text:p text:style-name="P15"><text:soft-page-break/><text:s text:c="10"/><text:span text:style-name="T1">name: contenedor-nginx</text:span></text:p>
      <text:p text:style-name="P5">Algunos de los parámetros definidos ya lo hemos estudiado en la definición del Pod. Los nuevos parámetros de este recurso son los siguientes:</text:p>
      <text:list xml:id="list3240863103" text:style-name="L1">
        <text:list-item>
          <text:p text:style-name="P6"><text:span text:style-name="Source_20_Text"><text:span text:style-name="T4">replicas</text:span></text:span><text:span text:style-name="T4">: Indicamos el número de Pods que siempre se deben estar ejecutando.</text:span></text:p>
        </text:list-item>
        <text:list-item>
          <text:p text:style-name="P6"><text:span text:style-name="Source_20_Text"><text:span text:style-name="T4">selector</text:span></text:span><text:span text:style-name="T4">: Seleccionamos los Pods que va a controlar el ReplicaSet por medio de las etiquetas. Es decir este ReplicaSet controla los Pods cuya etiqueta </text:span><text:span text:style-name="Source_20_Text"><text:span text:style-name="T4">app</text:span></text:span><text:span text:style-name="T4"> es igual a </text:span><text:span text:style-name="Source_20_Text"><text:span text:style-name="T4">nginx</text:span></text:span><text:span text:style-name="T4">.</text:span></text:p>
        </text:list-item>
        <text:list-item>
          <text:p text:style-name="P1"><text:span text:style-name="Source_20_Text"><text:span text:style-name="T4">template</text:span></text:span><text:span text:style-name="T4">: El recurso ReplicaSet contiene la definición de un Pod. Fíjate que el Pod que hemos definido en la sección </text:span><text:span text:style-name="Source_20_Text"><text:span text:style-name="T4">template</text:span></text:span><text:span text:style-name="T4"> tiene indicado la etiqueta necesaria para que sea seleccionado por el ReplicaSet (</text:span><text:span text:style-name="Source_20_Text"><text:span text:style-name="T4">app: nginx</text:span></text:span><text:span text:style-name="T4">).</text:span></text:p>
        </text:list-item>
      </text:list>
      <text:p text:style-name="Standard"/>
      <text:p text:style-name="P7"><text:span text:style-name="T5">Para seguir aprendiendo</text:span> </text:p>
      <text:p text:style-name="Standard"/>
      <text:list xml:id="list2615500258" text:style-name="L2">
        <text:list-item>
          <text:p text:style-name="P2"><text:span text:style-name="T4">Para más información acerca de los ReplicaSet puedes leer: la </text:span><text:a xlink:type="simple" xlink:href="https://kubernetes.io/docs/reference/generated/kubernetes-api/v1.20/#replicaset-v1-apps" text:style-name="Internet_20_link" text:visited-style-name="Visited_20_Internet_20_Link"><text:span text:style-name="T2">documentación de la API</text:span></text:a><text:span text:style-name="T4"> y la </text:span><text:a xlink:type="simple" xlink:href="https://kubernetes.io/docs/concepts/workloads/controllers/replicaset/" text:style-name="Internet_20_link" text:visited-style-name="Visited_20_Internet_20_Link"><text:span text:style-name="T2">guía de usuario</text:span></text:a><text:span text:style-name="T4">.</text:span></text:p>
        </text:list-item>
      </text:list>
      <text:p text:style-name="Standard"/>
      <text:h text:style-name="P18" text:outline-level="1"><text:bookmark text:name="nodeTitle2"/>Gestionando los ReplicaSet</text:h>
      <text:p text:style-name="Standard"/>
      <text:p text:style-name="P7"><text:span text:style-name="T5">Ten en cuenta...</text:span> </text:p>
      <text:p text:style-name="Standard"/>
      <text:p text:style-name="P7"><text:span text:style-name="T4">En esta unidad vamos a crear un recurso ReplicaSet que controlará un conjunto de recursos Pods. Para ello vamos a utilizar el fichero que estudiamos en la unidad anterior: </text:span><text:a xlink:type="simple" xlink:href="https://educacionadistancia.juntadeandalucia.es/profesorado/pluginfile.php/1361108/mod_imscp/content/1/nginx-rs.yaml" text:style-name="Internet_20_link" text:visited-style-name="Visited_20_Internet_20_Link"><text:span text:style-name="Source_20_Text"><text:span text:style-name="T3">nginx-rs.yaml</text:span></text:span></text:a><text:span text:style-name="T4">.</text:span> </text:p>
      <text:p text:style-name="P7"/>
      <text:h text:style-name="P8" text:outline-level="2">Creación del ReplicaSet</text:h>
      <text:p text:style-name="P3"><text:span text:style-name="T4">Aunque en la unidad anterior usamos </text:span><text:span text:style-name="Source_20_Text"><text:span text:style-name="T4">kubectl create</text:span></text:span><text:span text:style-name="T4"> para crear los recursos de nuestro cluster, es recomendable usar </text:span><text:span text:style-name="Source_20_Text"><text:span text:style-name="T4">kubectl apply</text:span></text:span><text:span text:style-name="T4">. La diferencia es la forma en la que actuamos sobre el cluster:</text:span></text:p>
      <text:list xml:id="list3670677715" text:style-name="L3">
        <text:list-item>
          <text:p text:style-name="P4"><text:span text:style-name="Strong_20_Emphasis"><text:span text:style-name="T4">Configuración imperativa de objetos</text:span></text:span><text:span text:style-name="T4">: La definición del objeto está guardada en un fichero Yaml y ejecutamos un comando imperativo. Posteriormente no podremos modificar el objeto, habrá que borrarlo y crearlo de nuevo. Ejemplos:</text:span></text:p>
          <text:p text:style-name="P11"><text:span text:style-name="Source_20_Text"><text:span text:style-name="T7"><text:s text:c="2"/></text:span></text:span><text:span text:style-name="Source_20_Text"><text:span text:style-name="T6">kubectl create -f recurso.yaml</text:span></text:span></text:p>
          <text:p text:style-name="P17"><text:span text:style-name="Source_20_Text"><text:span text:style-name="T7"><text:s text:c="2"/></text:span></text:span><text:span text:style-name="Source_20_Text"><text:span text:style-name="T6">kubectl delete -f recurso.yaml</text:span></text:span></text:p>
        </text:list-item>
        <text:list-item>
          <text:p text:style-name="P4"><text:span text:style-name="Strong_20_Emphasis"><text:span text:style-name="T4">Configuración declarativa de objetos</text:span></text:span><text:span text:style-name="T4">: No se definen las acciones a realizar. Cuando se aplica la configuración del objeto estamos indicando un estado deseado al que </text:span><text:soft-page-break/><text:span text:style-name="T4">queremos llegar. Posteriormente si la definición cambia, podremos cambiar el objeto. Recomendado en producción. Ejemplo:</text:span></text:p>
          <text:p text:style-name="P17"><text:span text:style-name="Source_20_Text"><text:span text:style-name="T7"><text:s text:c="2"/></text:span></text:span><text:span text:style-name="Source_20_Text"><text:span text:style-name="T6">kubectl apply -f recurso.yaml</text:span></text:span></text:p>
        </text:list-item>
      </text:list>
      <text:p text:style-name="P5">Por lo tanto para crear nuestro ReplicaSet, ejecutamos:</text:p>
      <text:p text:style-name="P14"><text:span text:style-name="Source_20_Text"><text:span text:style-name="T6">kubectl apply -f nginx-rs.yaml</text:span></text:span></text:p>
      <text:p text:style-name="P5">Y podemos ver los recursos que se han creado con:</text:p>
      <text:p text:style-name="P14"><text:span text:style-name="Source_20_Text"><text:span text:style-name="T6">kubectl get rs,pods</text:span></text:span></text:p>
      <text:p text:style-name="P5">Observamos que queríamos crear 2 replicas del Pod, y efectivamente se han creado.</text:p>
      <text:p text:style-name="P5">Si queremos obtener información detallada del recurso ReplicaSet que hemos creado:</text:p>
      <text:p text:style-name="P14"><text:span text:style-name="Source_20_Text"><text:span text:style-name="T6">kubectl describe rs replicaset-nginx</text:span></text:span></text:p>
      <text:h text:style-name="P8" text:outline-level="2"><text:bookmark text:name="user-content-tolerancia-a-fallos"/>Tolerancia a fallos</text:h>
      <text:p text:style-name="P5">Y ahora comenzamos con las funcionalidades llamativas de Kubernetes. ¿Qué pasaría si borro uno de los Pods que se han creado? Inmediatamente se creará uno nuevo para que siempre estén ejecutándose los Pods deseados, en este caso 2:</text:p>
      <text:p text:style-name="P13"><text:span text:style-name="Source_20_Text"><text:span text:style-name="T6">kubectl delete pod &lt;nombre_del_pod&gt;</text:span></text:span></text:p>
      <text:p text:style-name="P16"><text:span text:style-name="Source_20_Text"><text:span text:style-name="T6">kubectl get pods</text:span></text:span></text:p>
      <text:h text:style-name="P8" text:outline-level="2"><text:bookmark text:name="user-content-escalabilidad"/>Escalabilidad</text:h>
      <text:p text:style-name="P5">Para escalar el número de pods:</text:p>
      <text:p text:style-name="P13"><text:span text:style-name="Source_20_Text"><text:span text:style-name="T6">kubectl scale rs replicaset-nginx --replicas=5</text:span></text:span></text:p>
      <text:p text:style-name="P16"><text:span text:style-name="Source_20_Text"><text:span text:style-name="T6">kubectl get pods</text:span></text:span></text:p>
      <text:p text:style-name="P3"><text:span text:style-name="T4">Otra forma de hacerlo sería cambiando el parámetro </text:span><text:span text:style-name="Source_20_Text"><text:span text:style-name="T4">replicas</text:span></text:span><text:span text:style-name="T4"> de fichero yaml, y volviendo a ejecutar:</text:span></text:p>
      <text:p text:style-name="P14"><text:span text:style-name="Source_20_Text"><text:span text:style-name="T6">kubectl apply -f nginx-rs.yaml</text:span></text:span></text:p>
      <text:p text:style-name="P5">La escalabilidad puede ser para aumentar el número de Pods o para reducirla:</text:p>
      <text:p text:style-name="P14"><text:span text:style-name="Source_20_Text"><text:span text:style-name="T6">kubectl scale rs replicaset-nginx --replicas=1</text:span></text:span></text:p>
      <text:h text:style-name="P8" text:outline-level="2"><text:bookmark text:name="user-content-eliminando-el-replicaset"/>Eliminando el ReplicaSet</text:h>
      <text:p text:style-name="P5">Por último, si borramos un ReplicaSet se borrarán todos los Pods asociados:</text:p>
      <text:p text:style-name="P14"><text:span text:style-name="Source_20_Text"><text:span text:style-name="T6">kubectl delete rs replicaset-nginx</text:span></text:span></text:p>
      <text:p text:style-name="P5"><text:soft-page-break/>Otra forma de borrar el recurso, es utilizar el fichero yaml:</text:p>
      <text:p text:style-name="P14"><text:span text:style-name="Source_20_Text"><text:span text:style-name="T6">kubectl delete -f nginx-rs.yaml</text:span></text:span></text:p>
      <text:p text:style-name="P7"/>
      <text:p text:style-name="P7"/>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21-10-27T19:17:46.527000000</dc:date>
    <meta:editing-duration>PT13M28S</meta:editing-duration>
    <meta:editing-cycles>2</meta:editing-cycles>
    <meta:document-statistic meta:table-count="0" meta:image-count="0" meta:object-count="0" meta:page-count="4" meta:paragraph-count="63" meta:word-count="760" meta:character-count="4883" meta:non-whitespace-character-count="4124"/>
  </office:meta>
</office:document-meta>
</file>